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602" style:master-page-name="MasterPage2" style:family="paragraph" style:name="P39">
      <style:text-properties/>
      <style:paragraph-properties/>
    </style:style>
    <style:style style:family="text" style:name="T34">
      <style:text-properties fo:color="#000000" fo:font-family="Helvetica  neue" fo:font-size="18pt" style:text-underline-type="none" style:text-underline-width="auto" fo:font-weight="bold"/>
    </style:style>
    <style:style style:family="text" style:name="T35">
      <style:text-properties fo:font-weight="bold"/>
    </style:style>
    <style:style style:parent-style-name="602" style:family="paragraph" style:name="P40">
      <style:text-properties/>
      <style:paragraph-properties/>
    </style:style>
    <style:style style:family="text" style:name="T36">
      <style:text-properties fo:color="#000000" fo:font-family="Helvetica  neue" fo:font-size="11pt" fo:font-style="italic" style:text-underline-type="none" style:text-underline-width="auto"/>
    </style:style>
    <style:style style:family="text" style:name="T37">
      <style:text-properties fo:color="#000000" fo:font-family="Helvetica  neue" fo:font-size="11pt" fo:font-style="italic" style:text-underline-type="none" style:text-underline-width="auto"/>
    </style:style>
    <style:style style:parent-style-name="602" style:family="paragraph" style:name="P41">
      <style:text-properties/>
      <style:paragraph-properties/>
    </style:style>
    <style:style style:family="text" style:name="T38">
      <style:text-properties fo:color="#000000" fo:font-family="Helvetica  neue" fo:font-size="11pt" fo:font-style="italic" style:text-underline-type="none" style:text-underline-width="auto"/>
    </style:style>
    <style:style style:family="text" style:name="T39">
      <style:text-properties fo:color="#000000" fo:font-family="Helvetica  neue" fo:font-size="11pt" fo:font-style="italic" style:text-underline-type="none" style:text-underline-width="auto"/>
    </style:style>
    <style:style style:parent-style-name="602" style:family="paragraph" style:name="P42">
      <style:text-properties/>
      <style:paragraph-properties/>
    </style:style>
    <style:style style:family="text" style:name="T40">
      <style:text-properties fo:color="#000000" fo:font-family="Helvetica  neue" fo:font-size="11pt" fo:font-style="italic" style:text-underline-type="none" style:text-underline-width="auto"/>
    </style:style>
    <style:style style:parent-style-name="602" style:family="paragraph" style:name="P43">
      <style:text-properties/>
      <style:paragraph-properties/>
    </style:style>
    <style:style style:family="text" style:name="T41">
      <style:text-properties fo:color="#000000" fo:font-family="Helvetica  neue" fo:font-size="11pt" style:text-underline-type="none" style:text-underline-width="auto"/>
    </style:style>
    <style:style style:family="text" style:name="T42">
      <style:text-properties fo:color="#000000" fo:font-family="Helvetica  neue" fo:font-size="11pt" style:text-underline-type="none" style:text-underline-width="auto"/>
    </style:style>
    <style:style style:parent-style-name="602" style:family="paragraph" style:name="P44">
      <style:text-properties/>
      <style:paragraph-properties/>
    </style:style>
    <style:style style:family="text" style:name="T43">
      <style:text-properties fo:color="#000000" fo:font-family="Helvetica  neue" fo:font-size="11pt" style:text-underline-type="none" style:text-underline-width="auto"/>
    </style:style>
    <style:style style:parent-style-name="602" style:family="paragraph" style:name="P45">
      <style:text-properties/>
      <style:paragraph-properties/>
    </style:style>
    <style:style style:family="text" style:name="T44">
      <style:text-properties fo:color="#000000" fo:font-family="Helvetica  neue" fo:font-size="11pt" style:text-underline-type="none" style:text-underline-width="auto"/>
    </style:style>
    <style:style style:parent-style-name="602" style:family="paragraph" style:name="P46">
      <style:text-properties/>
      <style:paragraph-properties/>
    </style:style>
    <style:style style:family="text" style:name="T45">
      <style:text-properties fo:color="#000000" fo:font-family="Helvetica  neue" fo:font-size="11pt" style:text-underline-type="none" style:text-underline-width="auto"/>
    </style:style>
    <style:style style:parent-style-name="602" style:family="paragraph" style:name="P47">
      <style:text-properties/>
      <style:paragraph-properties/>
    </style:style>
    <style:style style:family="text" style:name="T46">
      <style:text-properties fo:color="#000000" fo:font-family="Helvetica  neue" fo:font-size="11pt" style:text-underline-type="none" style:text-underline-width="auto"/>
    </style:style>
    <style:style style:parent-style-name="602" style:family="paragraph" style:name="P48">
      <style:text-properties/>
      <style:paragraph-properties/>
    </style:style>
    <style:style style:family="text" style:name="T47">
      <style:text-properties fo:color="#000000" fo:font-family="Helvetica  neue" fo:font-size="11pt" style:text-underline-type="none" style:text-underline-width="auto"/>
    </style:style>
    <style:style style:parent-style-name="602" style:family="paragraph" style:name="P49">
      <style:text-properties/>
      <style:paragraph-properties/>
    </style:style>
    <style:style style:family="text" style:name="T48">
      <style:text-properties fo:color="#000000" fo:font-family="Helvetica  neue" fo:font-size="11pt" style:text-underline-type="none" style:text-underline-width="auto"/>
    </style:style>
    <style:style style:parent-style-name="602" style:family="paragraph" style:name="P50">
      <style:text-properties/>
      <style:paragraph-properties/>
    </style:style>
    <style:style style:family="text" style:name="T49">
      <style:text-properties fo:color="#000000" fo:font-family="Helvetica  neue" fo:font-size="11pt" fo:font-style="italic" style:text-underline-type="none" style:text-underline-width="auto"/>
    </style:style>
    <style:style style:parent-style-name="602" style:family="paragraph" style:name="P51">
      <style:text-properties/>
      <style:paragraph-properties/>
    </style:style>
    <style:style style:family="text" style:name="T50">
      <style:text-properties fo:color="#000000" fo:font-family="Helvetica  neue" fo:font-size="11pt" style:text-underline-type="none" style:text-underline-width="auto"/>
    </style:style>
    <style:style style:family="text" style:name="T51">
      <style:text-properties fo:color="#000000" fo:font-family="Helvetica  neue" fo:font-size="11pt" style:text-underline-type="none" style:text-underline-width="auto"/>
    </style:style>
    <style:style style:family="text" style:name="T52">
      <style:text-properties fo:color="#000000" fo:font-family="Helvetica  neue" fo:font-size="11pt" style:text-underline-type="none" style:text-underline-width="auto"/>
    </style:style>
    <style:style style:parent-style-name="602" style:family="paragraph" style:name="P52">
      <style:text-properties/>
      <style:paragraph-properties/>
    </style:style>
    <style:style style:family="text" style:name="T53">
      <style:text-properties fo:color="#000000" fo:font-family="Helvetica  neue" fo:font-size="11pt" style:text-underline-type="none" style:text-underline-width="auto"/>
    </style:style>
    <style:style style:parent-style-name="602" style:family="paragraph" style:name="P53">
      <style:text-properties/>
      <style:paragraph-properties/>
    </style:style>
    <style:style style:family="text" style:name="T54">
      <style:text-properties fo:color="#000000" fo:font-family="Helvetica  neue" fo:font-size="11pt" style:text-underline-type="none" style:text-underline-width="auto"/>
    </style:style>
    <style:style style:parent-style-name="602" style:family="paragraph" style:name="P54">
      <style:text-properties/>
      <style:paragraph-properties/>
    </style:style>
    <style:style style:family="text" style:name="T55">
      <style:text-properties fo:color="#000000" fo:font-family="Helvetica  neue" fo:font-size="11pt" style:text-underline-type="none" style:text-underline-width="auto"/>
    </style:style>
    <style:style style:parent-style-name="602" style:family="paragraph" style:name="P55">
      <style:text-properties/>
      <style:paragraph-properties/>
    </style:style>
    <style:style style:family="text" style:name="T56">
      <style:text-properties fo:color="#000000" fo:font-family="Helvetica  neue" fo:font-size="11pt" fo:font-style="italic" style:text-underline-type="none" style:text-underline-width="auto"/>
    </style:style>
    <style:style style:parent-style-name="602" style:family="paragraph" style:name="P56">
      <style:text-properties/>
      <style:paragraph-properties/>
    </style:style>
    <style:style style:family="text" style:name="T57">
      <style:text-properties fo:color="#000000" fo:font-family="Helvetica  neue" fo:font-size="11pt" fo:font-style="normal" style:text-underline-type="none" style:text-underline-width="auto"/>
    </style:style>
    <style:style style:parent-style-name="602" style:family="paragraph" style:name="P57">
      <style:text-properties/>
      <style:paragraph-properties/>
    </style:style>
    <style:style style:family="text" style:name="T58">
      <style:text-properties fo:color="#000000" fo:font-family="Helvetica  neue" fo:font-size="11pt" fo:font-style="normal" style:text-underline-type="none" style:text-underline-width="auto"/>
    </style:style>
    <style:style style:parent-style-name="602" style:family="paragraph" style:name="P58">
      <style:text-properties/>
      <style:paragraph-properties/>
    </style:style>
    <style:style style:family="text" style:name="T59">
      <style:text-properties fo:color="#000000" fo:font-family="Helvetica  neue" fo:font-size="11pt" fo:font-style="normal" style:text-underline-type="none" style:text-underline-width="auto"/>
    </style:style>
    <style:style style:parent-style-name="602" style:family="paragraph" style:name="P59">
      <style:text-properties/>
      <style:paragraph-properties/>
    </style:style>
    <style:style style:family="text" style:name="T60">
      <style:text-properties fo:color="#000000" fo:font-family="Helvetica  neue" fo:font-size="11pt" fo:font-style="italic" style:text-underline-type="none" style:text-underline-width="auto"/>
    </style:style>
    <style:style style:parent-style-name="602" style:family="paragraph" style:name="P60">
      <style:text-properties/>
      <style:paragraph-properties/>
    </style:style>
    <style:style style:family="text" style:name="T61">
      <style:text-properties fo:color="#000000" fo:font-family="Helvetica  neue" fo:font-size="11pt" fo:font-style="italic" style:text-underline-type="none" style:text-underline-width="auto"/>
    </style:style>
    <style:style style:parent-style-name="602" style:family="paragraph" style:name="P61">
      <style:text-properties/>
      <style:paragraph-properties/>
    </style:style>
    <style:style style:family="text" style:name="T62">
      <style:text-properties fo:color="#000000" fo:font-family="Helvetica  neue" fo:font-size="11pt" style:text-underline-type="none" style:text-underline-width="auto"/>
    </style:style>
    <style:style style:parent-style-name="602" style:family="paragraph" style:name="P62">
      <style:text-properties/>
      <style:paragraph-properties/>
    </style:style>
    <style:style style:family="text" style:name="T63">
      <style:text-properties fo:color="#000000" fo:font-family="Helvetica  neue" fo:font-size="11pt" style:text-underline-type="none" style:text-underline-width="auto"/>
    </style:style>
    <style:style style:parent-style-name="602" style:family="paragraph" style:name="P63">
      <style:text-properties/>
      <style:paragraph-properties/>
    </style:style>
    <style:style style:family="text" style:name="T64">
      <style:text-properties fo:color="#000000" fo:font-family="Helvetica  neue" fo:font-size="11pt" fo:font-style="italic" style:text-underline-type="none" style:text-underline-width="auto"/>
    </style:style>
    <style:style style:parent-style-name="602" style:family="paragraph" style:name="P64">
      <style:text-properties/>
      <style:paragraph-properties/>
    </style:style>
    <style:style style:family="text" style:name="T65">
      <style:text-properties fo:color="#000000" fo:font-family="Helvetica  neue" fo:font-size="11pt" style:text-underline-type="none" style:text-underline-width="auto"/>
    </style:style>
    <style:style style:parent-style-name="602" style:family="paragraph" style:name="P65">
      <style:text-properties/>
      <style:paragraph-properties/>
    </style:style>
    <style:style style:family="text" style:name="T66">
      <style:text-properties fo:color="#000000" fo:font-family="Helvetica  neue" fo:font-size="11pt" style:text-underline-type="none" style:text-underline-width="auto"/>
    </style:style>
    <style:style style:parent-style-name="602" style:family="paragraph" style:name="P66">
      <style:text-properties/>
      <style:paragraph-properties/>
    </style:style>
    <style:style style:family="text" style:name="T67">
      <style:text-properties fo:color="#000000" fo:font-family="Helvetica  neue" fo:font-size="18pt" style:text-underline-type="none" style:text-underline-width="auto" fo:font-weight="bold"/>
    </style:style>
    <style:style style:family="text" style:name="T68">
      <style:text-properties fo:color="#000000" fo:font-family="Helvetica  neue" fo:font-size="18pt" style:text-underline-type="none" style:text-underline-width="auto" fo:font-weight="bold"/>
    </style:style>
    <style:style style:parent-style-name="602" style:family="paragraph" style:name="P67">
      <style:text-properties/>
      <style:paragraph-properties/>
    </style:style>
    <style:style style:family="text" style:name="T69">
      <style:text-properties fo:color="#000000" fo:font-family="Helvetica  neue" fo:font-size="18pt" style:text-underline-type="none" style:text-underline-width="auto" fo:font-weight="bold"/>
    </style:style>
    <style:style style:parent-style-name="602" style:family="paragraph" style:name="P68">
      <style:text-properties/>
      <style:paragraph-properties/>
    </style:style>
    <style:style style:family="text" style:name="T70">
      <style:text-properties fo:color="#000000" fo:font-family="Helvetica  neue" fo:font-size="11pt" style:text-underline-type="none" style:text-underline-width="auto" fo:font-weight="normal"/>
    </style:style>
    <style:style style:family="text" style:name="T71">
      <style:text-properties fo:color="#000000" fo:font-family="Helvetica  neue" fo:font-size="15pt" style:text-underline-type="none" style:text-underline-width="auto" fo:font-weight="bold"/>
    </style:style>
    <style:style style:parent-style-name="602" style:family="paragraph" style:name="P69">
      <style:text-properties/>
      <style:paragraph-properties/>
    </style:style>
    <style:style style:family="text" style:name="T72">
      <style:text-properties fo:font-family="Helvetica  neue" fo:font-size="15pt" fo:font-weight="bold"/>
    </style:style>
    <style:style style:family="text" style:name="T73">
      <style:text-properties fo:font-family="Helvetica  neue" fo:font-size="15pt" fo:font-weight="bold"/>
    </style:style>
    <style:style style:parent-style-name="602" style:family="paragraph" style:name="P70">
      <style:text-properties/>
      <style:paragraph-properties/>
    </style:style>
    <style:style style:family="text" style:name="T74">
      <style:text-properties fo:color="#000000" fo:font-family="Helvetica  neue" fo:font-size="15pt" style:text-underline-type="none" style:text-underline-width="auto" fo:font-weight="bold"/>
    </style:style>
    <style:style style:family="text" style:name="T75">
      <style:text-properties fo:color="#000000" fo:font-family="Helvetica  neue" fo:font-size="15pt" style:text-underline-type="none" style:text-underline-width="auto" fo:font-weight="bold"/>
    </style:style>
    <style:style style:family="text" style:name="T76">
      <style:text-properties fo:color="#000000" fo:font-family="Helvetica  neue" fo:font-size="15pt" style:text-underline-type="none" style:text-underline-width="auto" fo:font-weight="bold"/>
    </style:style>
    <style:style style:parent-style-name="602" style:family="paragraph" style:name="P71">
      <style:text-properties/>
      <style:paragraph-properties/>
    </style:style>
    <style:style style:family="text" style:name="T77">
      <style:text-properties fo:color="#000000" fo:font-family="Helvetica  neue" fo:font-size="11pt" style:text-underline-type="none" style:text-underline-width="auto"/>
    </style:style>
    <style:style style:family="text" style:name="T78">
      <style:text-properties fo:color="#000000" fo:font-family="Helvetica  neue" fo:font-size="15pt" style:text-underline-type="none" style:text-underline-width="auto" fo:font-weight="bold"/>
    </style:style>
    <style:style style:family="text" style:name="T79">
      <style:text-properties fo:color="#000000" fo:font-family="Helvetica  neue" fo:font-size="15pt" style:text-underline-type="none" style:text-underline-width="auto" fo:font-weight="bold"/>
    </style:style>
    <style:style style:parent-style-name="602" style:family="paragraph" style:name="P72">
      <style:text-properties/>
      <style:paragraph-properties/>
    </style:style>
    <style:style style:family="text" style:name="T80">
      <style:text-properties fo:font-family="Helvetica  neue" fo:font-size="15pt" fo:font-weight="bold"/>
    </style:style>
    <style:style style:family="text" style:name="T81">
      <style:text-properties fo:font-family="Helvetica  neue" fo:font-size="15pt" fo:font-weight="bold"/>
    </style:style>
    <style:style style:parent-style-name="602" style:family="paragraph" style:name="P73">
      <style:text-properties/>
      <style:paragraph-properties/>
    </style:style>
    <style:style style:family="text" style:name="T82">
      <style:text-properties fo:color="#000000" fo:font-family="Helvetica  neue" fo:font-size="11pt" style:text-underline-type="none" style:text-underline-width="auto"/>
    </style:style>
    <style:style style:family="text" style:name="T83">
      <style:text-properties fo:font-family="Helvetica  neue" fo:font-size="15pt" fo:font-weight="bold"/>
    </style:style>
    <style:style style:family="text" style:name="T84">
      <style:text-properties fo:font-family="Helvetica  neue" fo:font-size="15pt" fo:font-weight="bold"/>
    </style:style>
    <style:style style:family="text" style:name="T85">
      <style:text-properties fo:color="#000000" fo:font-family="Helvetica  neue" fo:font-size="11pt" style:text-underline-type="none" style:text-underline-width="auto"/>
    </style:style>
    <style:style style:family="text" style:name="T86">
      <style:text-properties fo:color="#000000" fo:font-family="Helvetica  neue" fo:font-size="11pt" style:text-underline-type="none" style:text-underline-width="auto"/>
    </style:style>
    <style:style style:parent-style-name="602" style:family="paragraph" style:name="P74">
      <style:text-properties/>
      <style:paragraph-properties/>
    </style:style>
    <style:style style:family="text" style:name="T87">
      <style:text-properties fo:color="#000000" fo:font-family="Helvetica  neue" fo:font-size="15pt" style:text-underline-type="none" style:text-underline-width="auto" fo:font-weight="bold"/>
    </style:style>
    <style:style style:family="text" style:name="T88">
      <style:text-properties fo:color="#000000" fo:font-family="Helvetica  neue" fo:font-size="15pt" style:text-underline-type="none" style:text-underline-width="auto" fo:font-weight="bold"/>
    </style:style>
    <style:style style:parent-style-name="602" style:family="paragraph" style:name="P75">
      <style:text-properties/>
      <style:paragraph-properties/>
    </style:style>
    <style:style style:family="text" style:name="T89">
      <style:text-properties fo:color="#000000" fo:font-family="Helvetica  neue" fo:font-size="15pt" style:text-underline-type="none" style:text-underline-width="auto" fo:font-weight="bold"/>
    </style:style>
    <style:style style:family="text" style:name="T90">
      <style:text-properties fo:color="#000000" fo:font-family="Helvetica  neue" fo:font-size="15pt" style:text-underline-type="none" style:text-underline-width="auto" fo:font-weight="bold"/>
    </style:style>
    <style:style style:family="text" style:name="T91">
      <style:text-properties fo:color="#000000" fo:font-family="Helvetica  neue" fo:font-size="15pt" style:text-underline-type="none" style:text-underline-width="auto" fo:font-weight="bold"/>
    </style:style>
    <style:style style:parent-style-name="602" style:family="paragraph" style:name="P76">
      <style:text-properties/>
      <style:paragraph-properties/>
    </style:style>
    <style:style style:family="text" style:name="T92">
      <style:text-properties fo:color="#000000" fo:font-family="Helvetica  neue" fo:font-size="11pt" style:text-underline-type="none" style:text-underline-width="auto"/>
    </style:style>
    <style:style style:parent-style-name="602" style:family="paragraph" style:name="P77">
      <style:text-properties/>
      <style:paragraph-properties/>
    </style:style>
    <style:style style:family="text" style:name="T93">
      <style:text-properties fo:color="#000000" fo:font-family="Helvetica  neue" fo:font-size="11pt" style:text-underline-type="none" style:text-underline-width="auto"/>
    </style:style>
    <style:style style:family="text" style:name="T94">
      <style:text-properties fo:color="#000000" fo:font-family="Helvetica  neue" fo:font-size="11pt" style:text-underline-type="none" style:text-underline-width="auto"/>
    </style:style>
    <style:style style:family="text" style:name="T95">
      <style:text-properties fo:color="#000000" fo:font-family="Helvetica  neue" fo:font-size="11pt" style:text-underline-type="none" style:text-underline-width="auto"/>
    </style:style>
    <style:style style:family="text" style:name="T96">
      <style:text-properties fo:color="#000000" fo:font-family="Helvetica  neue" fo:font-size="11pt" style:text-underline-type="none" style:text-underline-width="auto"/>
    </style:style>
    <style:style style:parent-style-name="602" style:family="paragraph" style:name="P78">
      <style:text-properties/>
      <style:paragraph-properties/>
    </style:style>
    <style:style style:family="text" style:name="T97">
      <style:text-properties fo:color="#000000" fo:font-family="Helvetica  neue" fo:font-size="11pt" style:text-underline-type="none" style:text-underline-width="auto"/>
    </style:style>
    <style:style style:family="text" style:name="T98">
      <style:text-properties fo:color="#000000" fo:font-family="Helvetica  neue" fo:font-size="11pt" style:text-underline-type="none" style:text-underline-width="auto"/>
    </style:style>
    <style:style style:parent-style-name="602" style:family="paragraph" style:name="P79">
      <style:text-properties/>
      <style:paragraph-properties/>
    </style:style>
    <style:style style:family="text" style:name="T99">
      <style:text-properties fo:color="#000000" fo:font-family="Helvetica  neue" fo:font-size="11pt" style:text-underline-type="none" style:text-underline-width="auto"/>
    </style:style>
    <style:style style:family="text" style:name="T100">
      <style:text-properties fo:color="#000000" fo:font-family="Helvetica  neue" fo:font-size="11pt" style:text-underline-type="none" style:text-underline-width="auto"/>
    </style:style>
    <style:style style:parent-style-name="602" style:family="paragraph" style:name="P80">
      <style:text-properties/>
      <style:paragraph-properties/>
    </style:style>
    <style:style style:family="text" style:name="T101">
      <style:text-properties fo:color="#000000" fo:font-family="Helvetica  neue" fo:font-size="11pt" style:text-underline-type="none" style:text-underline-width="auto"/>
    </style:style>
    <style:style style:family="text" style:name="T102">
      <style:text-properties fo:color="#000000" fo:font-family="Helvetica  neue" fo:font-size="11pt" style:text-underline-type="none" style:text-underline-width="auto"/>
    </style:style>
    <style:style style:parent-style-name="602" style:family="paragraph" style:name="P81">
      <style:text-properties/>
      <style:paragraph-properties/>
    </style:style>
    <style:style style:family="text" style:name="T103">
      <style:text-properties fo:color="#000000" fo:font-family="Helvetica  neue" fo:font-size="11pt" style:text-underline-type="none" style:text-underline-width="auto"/>
    </style:style>
    <style:style style:family="text" style:name="T104">
      <style:text-properties fo:color="#000000" fo:font-family="Helvetica  neue" fo:font-size="11pt" style:text-underline-type="none" style:text-underline-width="auto"/>
    </style:style>
    <style:style style:parent-style-name="602" style:family="paragraph" style:name="P82">
      <style:text-properties/>
      <style:paragraph-properties/>
    </style:style>
    <style:style style:family="text" style:name="T105">
      <style:text-properties fo:color="#000000" fo:font-family="Helvetica  neue" fo:font-size="11pt" style:text-underline-type="none" style:text-underline-width="auto"/>
    </style:style>
    <style:style style:family="text" style:name="T106">
      <style:text-properties fo:color="#000000" fo:font-family="Helvetica  neue" fo:font-size="11pt" style:text-underline-type="none" style:text-underline-width="auto"/>
    </style:style>
    <style:style style:parent-style-name="602" style:family="paragraph" style:name="P83">
      <style:text-properties/>
      <style:paragraph-properties/>
    </style:style>
    <style:style style:family="text" style:name="T107">
      <style:text-properties fo:color="#000000" fo:font-family="Helvetica  neue" fo:font-size="15pt" style:text-underline-type="none" style:text-underline-width="auto" fo:font-weight="bold"/>
    </style:style>
    <style:style style:family="text" style:name="T108">
      <style:text-properties fo:color="#000000" fo:font-family="Helvetica  neue" fo:font-size="11pt" style:text-underline-type="none" style:text-underline-width="auto"/>
    </style:style>
    <style:style style:parent-style-name="602" style:family="paragraph" style:name="P84">
      <style:text-properties/>
      <style:paragraph-properties/>
    </style:style>
    <style:style style:family="text" style:name="T109">
      <style:text-properties fo:color="#000000" fo:font-family="Helvetica  neue" fo:font-size="15pt" style:text-underline-type="none" style:text-underline-width="auto" fo:font-weight="bold"/>
    </style:style>
    <style:style style:family="text" style:name="T110">
      <style:text-properties fo:color="#000000" fo:font-family="Helvetica  neue" fo:font-size="15pt" style:text-underline-type="none" style:text-underline-width="auto" fo:font-weight="bold"/>
    </style:style>
    <style:style style:parent-style-name="602" style:family="paragraph" style:name="P85">
      <style:text-properties/>
      <style:paragraph-properties/>
    </style:style>
    <style:style style:family="text" style:name="T111">
      <style:text-properties fo:color="#000000" fo:font-family="Helvetica  neue" fo:font-size="11pt" style:text-underline-type="none" style:text-underline-width="auto"/>
    </style:style>
    <style:style style:family="text" style:name="T112">
      <style:text-properties fo:color="#000000" fo:font-family="Helvetica  neue" fo:font-size="11pt" style:text-underline-type="none" style:text-underline-width="auto"/>
    </style:style>
    <style:style style:parent-style-name="602" style:family="paragraph" style:name="P86">
      <style:text-properties/>
      <style:paragraph-properties/>
    </style:style>
    <style:style style:family="text" style:name="T113">
      <style:text-properties fo:color="#000000" fo:font-family="Helvetica  neue" fo:font-size="11pt" style:text-underline-type="none" style:text-underline-width="auto"/>
    </style:style>
    <style:style style:family="text" style:name="T114">
      <style:text-properties fo:color="#000000" fo:font-family="Helvetica  neue" fo:font-size="11pt" style:text-underline-type="none" style:text-underline-width="auto"/>
    </style:style>
    <style:style style:family="text" style:name="T115">
      <style:text-properties fo:color="#000000" fo:font-family="Helvetica  neue" fo:font-size="11pt" style:text-underline-type="none" style:text-underline-width="auto"/>
    </style:style>
    <style:style style:family="text" style:name="T116">
      <style:text-properties fo:color="#000000" fo:font-family="Helvetica  neue" fo:font-size="11pt" style:text-underline-type="none" style:text-underline-width="auto"/>
    </style:style>
    <style:style style:parent-style-name="602" style:family="paragraph" style:name="P87">
      <style:text-properties/>
      <style:paragraph-properties/>
    </style:style>
    <style:style style:family="text" style:name="T117">
      <style:text-properties fo:color="#000000" fo:font-family="Helvetica  neue" fo:font-size="11pt" style:text-underline-type="none" style:text-underline-width="auto"/>
    </style:style>
    <style:style style:family="text" style:name="T118">
      <style:text-properties fo:color="#000000" fo:font-family="Helvetica  neue" fo:font-size="11pt" style:text-underline-type="none" style:text-underline-width="auto"/>
    </style:style>
    <style:style style:parent-style-name="602" style:family="paragraph" style:name="P88">
      <style:text-properties/>
      <style:paragraph-properties/>
    </style:style>
    <style:style style:family="text" style:name="T119">
      <style:text-properties fo:color="#000000" fo:font-family="Helvetica  neue" fo:font-size="11pt" style:text-underline-type="none" style:text-underline-width="auto"/>
    </style:style>
    <style:style style:family="text" style:name="T120">
      <style:text-properties fo:color="#000000" fo:font-family="Helvetica  neue" fo:font-size="11pt" style:text-underline-type="none" style:text-underline-width="auto"/>
    </style:style>
    <style:style style:parent-style-name="602" style:family="paragraph" style:name="P89">
      <style:text-properties/>
      <style:paragraph-properties/>
    </style:style>
    <style:style style:family="text" style:name="T121">
      <style:text-properties fo:color="#000000" fo:font-family="Helvetica  neue" fo:font-size="11pt" style:text-underline-type="none" style:text-underline-width="auto"/>
    </style:style>
    <style:style style:family="text" style:name="T122">
      <style:text-properties fo:color="#000000" fo:font-family="Helvetica  neue" fo:font-size="11pt" style:text-underline-type="none" style:text-underline-width="auto"/>
    </style:style>
    <style:style style:parent-style-name="602" style:family="paragraph" style:name="P90">
      <style:text-properties/>
      <style:paragraph-properties/>
    </style:style>
    <style:style style:family="text" style:name="T123">
      <style:text-properties fo:color="#000000" fo:font-family="Helvetica  neue" fo:font-size="11pt" style:text-underline-type="none" style:text-underline-width="auto"/>
    </style:style>
    <style:style style:parent-style-name="602" style:family="paragraph" style:name="P91">
      <style:text-properties/>
      <style:paragraph-properties/>
    </style:style>
    <style:style style:family="text" style:name="T124">
      <style:text-properties fo:color="#000000" fo:font-family="Helvetica  neue" fo:font-size="11pt" style:text-underline-type="none" style:text-underline-width="auto"/>
    </style:style>
    <style:style style:family="text" style:name="T125">
      <style:text-properties fo:color="#000000" fo:font-family="Helvetica  neue" fo:font-size="11pt" style:text-underline-type="none" style:text-underline-width="auto"/>
    </style:style>
    <style:style style:parent-style-name="602" style:family="paragraph" style:name="P92">
      <style:text-properties/>
      <style:paragraph-properties/>
    </style:style>
    <style:style style:family="text" style:name="T126">
      <style:text-properties fo:color="#000000" fo:font-family="Helvetica  neue" fo:font-size="11pt" style:text-underline-type="none" style:text-underline-width="auto"/>
    </style:style>
    <style:style style:family="text" style:name="T127">
      <style:text-properties fo:color="#000000" fo:font-family="Helvetica  neue" fo:font-size="11pt" style:text-underline-type="none" style:text-underline-width="auto"/>
    </style:style>
    <style:style style:parent-style-name="602" style:family="paragraph" style:name="P93">
      <style:text-properties/>
      <style:paragraph-properties/>
    </style:style>
    <style:style style:family="text" style:name="T128">
      <style:text-properties fo:color="#000000" fo:font-family="Helvetica  neue" fo:font-size="11pt" style:text-underline-type="none" style:text-underline-width="auto"/>
    </style:style>
    <style:style style:family="text" style:name="T129">
      <style:text-properties fo:color="#000000" fo:font-family="Helvetica  neue" fo:font-size="11pt" style:text-underline-type="none" style:text-underline-width="auto"/>
    </style:style>
    <style:style style:parent-style-name="602" style:family="paragraph" style:name="P94">
      <style:text-properties/>
      <style:paragraph-properties/>
    </style:style>
    <style:style style:family="text" style:name="T130">
      <style:text-properties fo:color="#000000" fo:font-family="Helvetica  neue" fo:font-size="11pt" style:text-underline-type="none" style:text-underline-width="auto"/>
    </style:style>
    <style:style style:parent-style-name="602" style:family="paragraph" style:name="P95">
      <style:text-properties/>
      <style:paragraph-properties/>
    </style:style>
    <style:style style:family="text" style:name="T131">
      <style:text-properties fo:color="#000000" fo:font-family="Helvetica  neue" fo:font-size="11pt" style:text-underline-type="none" style:text-underline-width="auto"/>
    </style:style>
    <style:style style:family="text" style:name="T132">
      <style:text-properties fo:color="#000000" fo:font-family="Helvetica  neue" fo:font-size="11pt" style:text-underline-type="none" style:text-underline-width="auto"/>
    </style:style>
    <style:style style:parent-style-name="602" style:family="paragraph" style:name="P96">
      <style:text-properties/>
      <style:paragraph-properties/>
    </style:style>
    <style:style style:family="text" style:name="T133">
      <style:text-properties fo:color="#000000" fo:font-family="Helvetica  neue" fo:font-size="11pt" style:text-underline-type="none" style:text-underline-width="auto"/>
    </style:style>
    <style:style style:family="text" style:name="T134">
      <style:text-properties fo:color="#000000" fo:font-family="Helvetica  neue" fo:font-size="11pt" style:text-underline-type="none" style:text-underline-width="auto"/>
    </style:style>
    <style:style style:family="text" style:name="T135">
      <style:text-properties fo:color="#000000" fo:font-family="Helvetica  neue" fo:font-size="11pt" style:text-underline-type="none" style:text-underline-width="auto"/>
    </style:style>
    <style:style style:family="text" style:name="T136">
      <style:text-properties fo:color="#000000" fo:font-family="Helvetica  neue" fo:font-size="11pt" style:text-underline-type="none" style:text-underline-width="auto"/>
    </style:style>
    <style:style style:parent-style-name="602" style:family="paragraph" style:name="P97">
      <style:text-properties/>
      <style:paragraph-properties/>
    </style:style>
    <style:style style:family="text" style:name="T137">
      <style:text-properties fo:color="#000000" fo:font-family="Helvetica  neue" fo:font-size="11pt" style:text-underline-type="none" style:text-underline-width="auto"/>
    </style:style>
    <style:style style:family="text" style:name="T138">
      <style:text-properties fo:color="#000000" fo:font-family="Helvetica  neue" fo:font-size="11pt" style:text-underline-type="none" style:text-underline-width="auto"/>
    </style:style>
    <style:style style:parent-style-name="602" style:family="paragraph" style:name="P98">
      <style:text-properties/>
      <style:paragraph-properties/>
    </style:style>
    <style:style style:family="text" style:name="T139">
      <style:text-properties fo:color="#000000" fo:font-family="Helvetica  neue" fo:font-size="11pt" style:text-underline-type="none" style:text-underline-width="auto"/>
    </style:style>
    <style:style style:family="text" style:name="T140">
      <style:text-properties fo:color="#000000" fo:font-family="Helvetica  neue" fo:font-size="11pt" style:text-underline-type="none" style:text-underline-width="auto"/>
    </style:style>
    <style:style style:family="text" style:name="T141">
      <style:text-properties fo:color="#000000" fo:font-family="Helvetica  neue" fo:font-size="11pt" style:text-underline-type="none" style:text-underline-width="auto"/>
    </style:style>
    <style:style style:family="text" style:name="T142">
      <style:text-properties fo:color="#000000" fo:font-family="Helvetica  neue" fo:font-size="11pt" style:text-underline-type="none" style:text-underline-width="auto"/>
    </style:style>
    <style:style style:parent-style-name="602" style:family="paragraph" style:name="P99">
      <style:text-properties/>
      <style:paragraph-properties/>
    </style:style>
    <style:style style:family="text" style:name="T143">
      <style:text-properties fo:font-family="Helvetica  neue" fo:font-size="11pt"/>
    </style:style>
    <style:style style:parent-style-name="602" style:family="paragraph" style:name="P100">
      <style:text-properties/>
      <style:paragraph-properties/>
    </style:style>
    <style:style style:family="text" style:name="T144">
      <style:text-properties fo:font-family="Helvetica  neue" fo:font-size="11pt" fo:font-style="italic"/>
    </style:style>
    <style:style style:parent-style-name="602" style:list-style-name="WWNum1" style:family="paragraph" style:name="P101">
      <style:text-properties/>
      <style:paragraph-properties/>
    </style:style>
    <style:style style:family="text" style:name="T145">
      <style:text-properties fo:font-family="Helvetica  neue" fo:font-size="11pt" fo:font-style="normal"/>
    </style:style>
    <style:style style:parent-style-name="602" style:list-style-name="WWNum1" style:family="paragraph" style:name="P102">
      <style:text-properties/>
      <style:paragraph-properties/>
    </style:style>
    <style:style style:family="text" style:name="T146">
      <style:text-properties fo:font-family="Helvetica  neue" fo:font-size="11pt" fo:font-style="normal"/>
    </style:style>
    <style:style style:parent-style-name="602" style:family="paragraph" style:name="P103">
      <style:text-properties/>
      <style:paragraph-properties/>
    </style:style>
    <style:style style:family="text" style:name="T147">
      <style:text-properties fo:font-family="Helvetica  neue" fo:font-size="11pt" fo:font-style="normal"/>
    </style:style>
    <style:style style:family="text" style:name="T148">
      <style:text-properties fo:font-family="Helvetica  neue" fo:font-size="11pt" fo:font-style="normal"/>
    </style:style>
    <style:style style:parent-style-name="602" style:family="paragraph" style:name="P104">
      <style:text-properties/>
      <style:paragraph-properties/>
    </style:style>
    <style:style style:family="text" style:name="T149">
      <style:text-properties fo:color="#000000" fo:font-family="Helvetica  neue" fo:font-size="15pt" style:text-underline-type="none" style:text-underline-width="auto" fo:font-weight="bold"/>
    </style:style>
    <style:style style:family="text" style:name="T150">
      <style:text-properties fo:color="#000000" fo:font-family="Helvetica  neue" fo:font-size="11pt" style:text-underline-type="none" style:text-underline-width="auto"/>
    </style:style>
    <style:style style:family="text" style:name="T151">
      <style:text-properties fo:color="#000000" fo:font-family="Helvetica  neue" fo:font-size="11pt" style:text-underline-type="none" style:text-underline-width="auto"/>
    </style:style>
    <style:style style:parent-style-name="602" style:family="paragraph" style:name="P105">
      <style:text-properties/>
      <style:paragraph-properties/>
    </style:style>
    <style:style style:family="text" style:name="T152">
      <style:text-properties fo:color="#000000" fo:font-family="Helvetica  neue" fo:font-size="15pt" style:text-underline-type="none" style:text-underline-width="auto" fo:font-weight="bold"/>
    </style:style>
    <style:style style:family="text" style:name="T153">
      <style:text-properties fo:color="#000000" fo:font-family="Helvetica  neue" fo:font-size="15pt" style:text-underline-type="none" style:text-underline-width="auto" fo:font-weight="bold"/>
    </style:style>
    <style:style style:parent-style-name="602" style:family="paragraph" style:name="P106">
      <style:text-properties/>
      <style:paragraph-properties/>
    </style:style>
    <style:style style:family="text" style:name="T154">
      <style:text-properties fo:color="#000000" fo:font-family="Helvetica  neue" fo:font-size="11pt" style:text-underline-type="none" style:text-underline-width="auto"/>
    </style:style>
    <style:style style:family="text" style:name="T155">
      <style:text-properties fo:color="#000000" fo:font-family="Helvetica  neue" fo:font-size="11pt" style:text-underline-type="none" style:text-underline-width="auto"/>
    </style:style>
    <style:style style:parent-style-name="602" style:family="paragraph" style:name="P107">
      <style:text-properties/>
      <style:paragraph-properties/>
    </style:style>
    <style:style style:family="text" style:name="T156">
      <style:text-properties fo:color="#000000" fo:font-family="Helvetica  neue" fo:font-size="11pt" style:text-underline-type="none" style:text-underline-width="auto"/>
    </style:style>
    <style:style style:parent-style-name="602" style:family="paragraph" style:name="P108">
      <style:text-properties/>
      <style:paragraph-properties/>
    </style:style>
    <style:style style:family="text" style:name="T157">
      <style:text-properties fo:color="#000000" fo:font-family="Helvetica  neue" fo:font-size="11pt" style:text-underline-type="none" style:text-underline-width="auto"/>
    </style:style>
    <style:style style:family="text" style:name="T158">
      <style:text-properties fo:color="#000000" fo:font-family="Helvetica  neue" fo:font-size="11pt" style:text-underline-type="none" style:text-underline-width="auto"/>
    </style:style>
    <style:style style:parent-style-name="602" style:family="paragraph" style:name="P109">
      <style:text-properties/>
      <style:paragraph-properties/>
    </style:style>
    <style:style style:family="text" style:name="T159">
      <style:text-properties fo:color="#000000" fo:font-family="Helvetica  neue" fo:font-size="11pt" style:text-underline-type="none" style:text-underline-width="auto"/>
    </style:style>
    <style:style style:parent-style-name="602" style:family="paragraph" style:name="P110">
      <style:text-properties/>
      <style:paragraph-properties/>
    </style:style>
    <style:style style:family="text" style:name="T160">
      <style:text-properties fo:color="#000000" fo:font-family="Helvetica  neue" fo:font-size="11pt" style:text-underline-type="none" style:text-underline-width="auto"/>
    </style:style>
    <style:style style:family="text" style:name="T161">
      <style:text-properties fo:color="#000000" fo:font-family="Helvetica  neue" fo:font-size="11pt" style:text-underline-type="none" style:text-underline-width="auto"/>
    </style:style>
    <style:style style:parent-style-name="602" style:family="paragraph" style:name="P111">
      <style:text-properties/>
      <style:paragraph-properties/>
    </style:style>
    <style:style style:family="text" style:name="T162">
      <style:text-properties fo:color="#000000" fo:font-family="Helvetica  neue" fo:font-size="11pt" style:text-underline-type="none" style:text-underline-width="auto"/>
    </style:style>
    <style:style style:family="text" style:name="T163">
      <style:text-properties fo:color="#000000" fo:font-family="Helvetica  neue" fo:font-size="11pt" style:text-underline-type="none" style:text-underline-width="auto"/>
    </style:style>
    <style:style style:parent-style-name="602" style:family="paragraph" style:name="P112">
      <style:text-properties/>
      <style:paragraph-properties/>
    </style:style>
    <style:style style:family="text" style:name="T164">
      <style:text-properties fo:color="#000000" fo:font-family="Helvetica  neue" fo:font-size="11pt" style:text-underline-type="none" style:text-underline-width="auto"/>
    </style:style>
    <style:style style:family="text" style:name="T165">
      <style:text-properties fo:color="#000000" fo:font-family="Helvetica  neue" fo:font-size="11pt" style:text-underline-type="none" style:text-underline-width="auto"/>
    </style:style>
    <style:style style:parent-style-name="602" style:family="paragraph" style:name="P113">
      <style:text-properties/>
      <style:paragraph-properties/>
    </style:style>
    <style:style style:family="text" style:name="T166">
      <style:text-properties fo:color="#000000" fo:font-family="Helvetica  neue" fo:font-size="11pt" style:text-underline-type="none" style:text-underline-width="auto"/>
    </style:style>
    <style:style style:family="text" style:name="T167">
      <style:text-properties fo:color="#000000" fo:font-family="Helvetica  neue" fo:font-size="11pt" style:text-underline-type="none" style:text-underline-width="auto"/>
    </style:style>
    <style:style style:parent-style-name="602" style:family="paragraph" style:name="P114">
      <style:text-properties/>
      <style:paragraph-properties/>
    </style:style>
    <style:style style:family="text" style:name="T168">
      <style:text-properties fo:color="#000000" fo:font-family="Helvetica  neue" fo:font-size="11pt" style:text-underline-type="none" style:text-underline-width="auto"/>
    </style:style>
    <style:style style:family="text" style:name="T169">
      <style:text-properties fo:color="#000000" fo:font-family="Helvetica  neue" fo:font-size="11pt" style:text-underline-type="none" style:text-underline-width="auto"/>
    </style:style>
    <style:style style:parent-style-name="602" style:family="paragraph" style:name="P115">
      <style:text-properties/>
      <style:paragraph-properties/>
    </style:style>
    <style:style style:family="text" style:name="T170">
      <style:text-properties fo:color="#000000" fo:font-family="Helvetica  neue" fo:font-size="11pt" style:text-underline-type="none" style:text-underline-width="auto"/>
    </style:style>
    <style:style style:family="text" style:name="T171">
      <style:text-properties fo:color="#000000" fo:font-family="Helvetica  neue" fo:font-size="11pt" style:text-underline-type="none" style:text-underline-width="auto"/>
    </style:style>
    <style:style style:parent-style-name="602" style:family="paragraph" style:name="P116">
      <style:text-properties/>
      <style:paragraph-properties/>
    </style:style>
    <style:style style:family="text" style:name="T172">
      <style:text-properties fo:font-family="Helvetica  neue" fo:font-size="11pt" fo:font-style="normal"/>
    </style:style>
    <style:style style:family="text" style:name="T173">
      <style:text-properties fo:font-family="Helvetica  neue" fo:font-size="11pt" fo:font-style="normal"/>
    </style:style>
    <style:style style:parent-style-name="602" style:family="paragraph" style:name="P117">
      <style:text-properties/>
      <style:paragraph-properties/>
    </style:style>
    <style:style style:family="text" style:name="T174">
      <style:text-properties fo:color="#000000" fo:font-family="Helvetica  neue" fo:font-size="15pt" style:text-underline-type="none" style:text-underline-width="auto" fo:font-weight="bold"/>
    </style:style>
    <style:style style:family="text" style:name="T175">
      <style:text-properties fo:color="#000000" fo:font-family="Helvetica  neue" fo:font-size="11pt" style:text-underline-type="none" style:text-underline-width="auto"/>
    </style:style>
    <style:style style:parent-style-name="602" style:family="paragraph" style:name="P118">
      <style:text-properties/>
      <style:paragraph-properties/>
    </style:style>
    <style:style style:family="text" style:name="T176">
      <style:text-properties fo:color="#000000" fo:font-family="Helvetica  neue" fo:font-size="11pt" style:text-underline-type="none" style:text-underline-width="auto"/>
    </style:style>
    <style:style style:family="text" style:name="T177">
      <style:text-properties fo:color="#000000" fo:font-family="Helvetica  neue" fo:font-size="11pt" style:text-underline-type="none" style:text-underline-width="auto"/>
    </style:style>
    <style:style style:parent-style-name="602" style:family="paragraph" style:name="P119">
      <style:text-properties/>
      <style:paragraph-properties/>
    </style:style>
    <style:style style:family="text" style:name="T178">
      <style:text-properties fo:color="#000000" fo:font-family="Helvetica  neue" fo:font-size="11pt" style:text-underline-type="none" style:text-underline-width="auto"/>
    </style:style>
    <style:style style:family="text" style:name="T179">
      <style:text-properties fo:color="#000000" fo:font-family="Helvetica  neue" fo:font-size="11pt" style:text-underline-type="none" style:text-underline-width="auto"/>
    </style:style>
    <style:style style:parent-style-name="602" style:family="paragraph" style:name="P120">
      <style:text-properties/>
      <style:paragraph-properties/>
    </style:style>
    <style:style style:family="text" style:name="T180">
      <style:text-properties fo:color="#000000" fo:font-family="Helvetica  neue" fo:font-size="11pt" style:text-underline-type="none" style:text-underline-width="auto"/>
    </style:style>
    <style:style style:family="text" style:name="T181">
      <style:text-properties fo:color="#000000" fo:font-family="Helvetica  neue" fo:font-size="11pt" style:text-underline-type="none" style:text-underline-width="auto"/>
    </style:style>
    <style:style style:parent-style-name="602" style:family="paragraph" style:name="P121">
      <style:text-properties/>
      <style:paragraph-properties/>
    </style:style>
    <style:style style:family="text" style:name="T182">
      <style:text-properties fo:font-family="Helvetica  neue" fo:font-size="11pt" fo:font-style="normal"/>
    </style:style>
  </office:automatic-styles>
  <office:body>
    <office:text text:use-soft-page-breaks="true">
      <text:p text:style-name="P39"><text:span text:style-name="T34">Prototype Design Goals</text:span><text:span text:style-name="T35"/></text:p>
      <text:p text:style-name="P40"><text:span text:style-name="T36"/><text:span text:style-name="T37"/></text:p>
      <text:p text:style-name="P41"><text:span text:style-name="T38">Version: 1.1</text:span><text:span text:style-name="T39"/></text:p>
      <text:p text:style-name="P42"><text:span text:style-name="T40">Date: 2022-04-29</text:span><text:span/></text:p>
      <text:p text:style-name="P43"><text:span text:style-name="T41"/><text:span text:style-name="T42"/></text:p>
      <text:p text:style-name="P44"><text:span text:style-name="T43">Our VR experience – Little Big You (LBU) - is a serious game for single players, centred around a model of the brain. </text:span><text:span/></text:p>
      <text:p text:style-name="P45"><text:span text:style-name="T44"/><text:span/></text:p>
      <text:p text:style-name="P46"><text:span text:style-name="T45">The prototype pitching will take part in Sting’s office, room Acoustica. This room is also scanned and duplicated as a starting/end point in the game. </text:span><text:span/></text:p>
      <text:p text:style-name="P47"><text:span text:style-name="T46"/><text:span/></text:p>
      <text:p text:style-name="P48"><text:span text:style-name="T47">The project is set up in Git LSF. After signing NDAs and contracts, we will invite to the account. </text:span><text:span/></text:p>
      <text:p text:style-name="P49"><text:span text:style-name="T48"/><text:span/></text:p>
      <text:p text:style-name="P50"><text:span text:style-name="T49">Timeline</text:span><text:span/></text:p>
      <text:p text:style-name="P51"><text:span text:style-name="T50">The project will be pitched to investors in June and August. In December, we aim to release the project to the public. </text:span><text:span text:style-name="T51">For consistency, the summer release will be called “prototype” and the December will be called “product” in the rest of the document. </text:span><text:span text:style-name="T52"/><text:span/></text:p>
      <text:p text:style-name="P52"><text:span text:style-name="T53"/><text:span/></text:p>
      <text:p text:style-name="P53"><text:span text:style-name="T54">An early prototype showcasing the idea is good although the further we get, the more convincing pitch it will be.</text:span><text:span/></text:p>
      <text:p text:style-name="P54"><text:span text:style-name="T55"/><text:span/></text:p>
      <text:p text:style-name="P55"><text:span text:style-name="T56">Target audience</text:span><text:span/></text:p>
      <text:p text:style-name="P56"><text:span text:style-name="T57">The target audience for the pitch is investors. Some are game entrepreneurs, others are from more traditional VC companies with no VR experience.</text:span><text:span/></text:p>
      <text:p text:style-name="P57"><text:span text:style-name="T58"/><text:span/></text:p>
      <text:p text:style-name="P58"><text:span text:style-name="T59">The December target group are people who would like to get to know how their brain works and how to feel mentally more resilient. There will also be a training program smartphone app released after the VR app, which will help people understand what changes to do in their life in order maximise their mental resilience.</text:span><text:span/></text:p>
      <text:p text:style-name="P59"><text:span text:style-name="T60"/><text:span/></text:p>
      <text:p text:style-name="P60"><text:span text:style-name="T61">Platform</text:span><text:span/></text:p>
      <text:p text:style-name="P61"><text:span text:style-name="T62">For the pitch, we will use a standalone VR program targeting Valve Index. In December we will release on Steam (initially) and thereafter on standalone headsets’ platforms.</text:span><text:span/></text:p>
      <text:p text:style-name="P62"><text:span text:style-name="T63"/><text:span/></text:p>
      <text:p text:style-name="P63"><text:span text:style-name="T64">Playtime</text:span><text:span/></text:p>
      <text:p text:style-name="P64"><text:span text:style-name="T65">Approximately 15 min.</text:span><text:span/></text:p>
      <text:p text:style-name="P65"><text:span text:style-name="T66"/><text:span/></text:p>
      <text:p text:style-name="P66"><text:span text:style-name="T67"/><text:span text:style-name="T68"/></text:p>
      <text:p text:style-name="P67"><text:span text:style-name="T69">Outline of content</text:span><text:span/></text:p>
      <text:p text:style-name="P68"><text:span text:style-name="T70">For pictures, see pdf. Here the details around each frame is explained, while the general take is described here.</text:span><text:span text:style-name="T71"><text:s/></text:span><text:span/></text:p>
      <text:p text:style-name="P69"><text:span text:style-name="T72"/><text:span text:style-name="T73"/></text:p>
      <text:p text:style-name="P70"><text:span text:style-name="T74"/><text:span text:style-name="T75">General design decisions</text:span><text:span text:style-name="T76"/></text:p>
      <text:p text:style-name="P71"><text:span text:style-name="T77">For the prototype, the user will have 6 degrees of freedom in VR and no body. The hands will be visible. Hand rays will be visible only when items are on the same layer (for example the art in the first scene) but generally not. </text:span><text:span text:style-name="T78"/><text:span text:style-name="T79"/></text:p>
      <text:p text:style-name="P72"><text:span text:style-name="T80"/><text:span text:style-name="T81"/></text:p>
      <text:p text:style-name="P73"><text:span text:style-name="T82">No teleportation will be done in the first prototype. No sockets nor menu/UI needed. </text:span><text:span/><text:span/><text:span/><text:span/><text:span text:style-name="T83"/><text:span text:style-name="T84"/><text:span text:style-name="T85">The design will be realistic in general, as in the mountain scene should have realistic colours rather than looking like a fantasy book cover. The only scene with less realism is the last brain scene.</text:span><text:span text:style-name="T86"/></text:p>
      <text:p text:style-name="P74"><text:span text:style-name="T87"/><text:span text:style-name="T88"/></text:p>
      <text:p text:style-name="P75"><text:span text:style-name="T89">Scene 1 :Acoustica</text:span><text:span text:style-name="T90"/><text:span text:style-name="T91"/></text:p>
      <text:p text:style-name="P76"><text:span text:style-name="T92">Built by: Generally Mother. but need help with getting the light similar to the rest of the scenes</text:span><text:span/></text:p>
      <text:p text:style-name="P77"><text:span text:style-name="T93">Status: Almost done, need some finishing touches with the light</text:span><text:span text:style-name="T94"/><text:span text:style-name="T95"/><text:span text:style-name="T96"/></text:p>
      <text:p text:style-name="P78"><text:span text:style-name="T97"/><text:span text:style-name="T98"/></text:p>
      <text:p text:style-name="P79"><text:span text:style-name="T99">For users trying out VR for the first time during our beta testing or VC meetings, we will start with a scene inside Acoustica where the user starts the scene by using a ray and pressing an art frame. The arts will then change to emotional pictures and after 30 pictures, the scene is ended. We then check the state of the user, to see if they are getting motion sickness or reality definition issues.</text:span><text:span text:style-name="T100"/></text:p>
      <text:p text:style-name="P80"><text:span text:style-name="T101"/><text:span text:style-name="T102"/></text:p>
      <text:p text:style-name="P81"><text:span text:style-name="T103">Prototype audio is added by Mother.</text:span><text:span text:style-name="T104"/></text:p>
      <text:p text:style-name="P82"><text:span text:style-name="T105"/><text:span text:style-name="T106"/></text:p>
      <text:p text:style-name="P83"><text:span text:style-name="T107">Scene 2: Mountains</text:span><text:span text:style-name="T108"/></text:p>
      <text:p text:style-name="P84"><text:span text:style-name="T109"/><text:span text:style-name="T110"/></text:p>
      <text:p text:style-name="P85"><text:span text:style-name="T111">Built by: E.C.S.</text:span><text:span text:style-name="T112"/></text:p>
      <text:p text:style-name="P86"><text:span text:style-name="T113">Status: Started sketch</text:span><text:span text:style-name="T114"/><text:span text:style-name="T115"/><text:span text:style-name="T116"/></text:p>
      <text:p text:style-name="P87"><text:span text:style-name="T117"/><text:span text:style-name="T118"/></text:p>
      <text:p text:style-name="P88"><text:span text:style-name="T119">The room and the chair will be scanned by Mother., rest will be done by E.C.S.</text:span><text:span text:style-name="T120"/></text:p>
      <text:p text:style-name="P89"><text:span text:style-name="T121"/><text:span text:style-name="T122"/></text:p>
      <text:p text:style-name="P90"><text:span text:style-name="T123">The user starts in Acoustica, there is a chair on a rug (the rug defines the play area). The chair has a industrial-looking button on the arm rest. When the user presses the button, all four walls are removed and the floor falls apart, letting the user stay on the rug and chair. There will be an audio noise of the sound of walls falling apart when this is happening.</text:span><text:span/></text:p>
      <text:p text:style-name="P91"><text:span text:style-name="T124"/><text:span text:style-name="T125"/></text:p>
      <text:p text:style-name="P92"><text:span text:style-name="T126">In case it takes a lot of time to “destroy the room”, an option could be to aim a spotlight at the chair and silently remove the floor and walls. Let us talk about the effort.</text:span><text:span text:style-name="T127"/></text:p>
      <text:p text:style-name="P93"><text:span text:style-name="T128"/><text:span text:style-name="T129"/></text:p>
      <text:p text:style-name="P94"><text:span text:style-name="T130">The user is now on a precipice in a mountain scene. Looking over the edge of the mountain should induce vertigo. Unsure of how the design is best done here – there should be vertigo although not too many polygons, for later performance. The mountains should be in the background around the user/chair/rug. The moon is large, and partly hidden by the mountains. A directional light is placed in the moon. The moon is not moving. Aurora Borealis is moving on the sky. If there is fog, or can the stars twinkle, that would be good, but it is secondary. A falling star is dragging the user’s attention up. </text:span><text:span/></text:p>
      <text:p text:style-name="P95"><text:span text:style-name="T131"/><text:span text:style-name="T132"/></text:p>
      <text:p text:style-name="P96"><text:span text:style-name="T133">The chair starts lifting of the ground slowly.</text:span><text:span text:style-name="T134"><text:s/></text:span><text:span text:style-name="T135">The user/rug/chair is passing through the clouds and Aurora borealis. </text:span><text:span text:style-name="T136"/></text:p>
      <text:p text:style-name="P97"><text:span text:style-name="T137"/><text:span text:style-name="T138"/></text:p>
      <text:p text:style-name="P98"><text:span text:style-name="T139">The prototype audio needs to slowly shift into background audio 2.</text:span><text:span text:style-name="T140"/><text:span text:style-name="T141"/><text:span text:style-name="T142"/></text:p>
      <text:p text:style-name="P99"><text:span text:style-name="T143"/><text:span/></text:p>
      <text:p text:style-name="P100"><text:span text:style-name="T144">Key design elements</text:span><text:span/></text:p>
      <text:list text:style-name="WWNum1" text:continue-numbering="true">
        <text:list-item>
          <text:p text:style-name="P101"><text:span text:style-name="T145">The lights in Acoustica</text:span><text:span/></text:p>
        </text:list-item>
        <text:list-item>
          <text:p text:style-name="P102"><text:span text:style-name="T146">The </text:span><text:span/></text:p>
        </text:list-item>
      </text:list>
      <text:p text:style-name="P103"><text:span text:style-name="T147"/><text:span text:style-name="T148"/></text:p>
      <text:p text:style-name="P104"><text:span text:style-name="T149">Scene 3: Space</text:span><text:span text:style-name="T150"/><text:span text:style-name="T151"/></text:p>
      <text:p text:style-name="P105"><text:span text:style-name="T152"/><text:span text:style-name="T153"/></text:p>
      <text:p text:style-name="P106"><text:span text:style-name="T154">Built by: E.C.S.</text:span><text:span text:style-name="T155"/><text:span/></text:p>
      <text:p text:style-name="P107"><text:span text:style-name="T156">Status: Started as sketch.</text:span><text:span/></text:p>
      <text:p text:style-name="P108"><text:span text:style-name="T157"/><text:span text:style-name="T158"/></text:p>
      <text:p text:style-name="P109"><text:span text:style-name="T159">Scene begins with the sun slowly dawning over Earth, revealing the planet rim, the atmosphere, then progressively illuminating the planet. As this occurs, the user is slowly receded from the scene, out of the solar system, progressing past the planets. </text:span><text:span/></text:p>
      <text:p text:style-name="P110"><text:span text:style-name="T160"/><text:span text:style-name="T161"/></text:p>
      <text:p text:style-name="P111"><text:span text:style-name="T162">The solar system recedes, then the galaxy, the more galaxies. </text:span><text:span text:style-name="T163"/></text:p>
      <text:p text:style-name="P112"><text:span text:style-name="T164"/><text:span text:style-name="T165"/></text:p>
      <text:p text:style-name="P113"><text:span text:style-name="T166">This transition takes X minutes and the audio ends as the receding effect ends. It ends with a distant view of many galaxies.</text:span><text:span text:style-name="T167"/></text:p>
      <text:p text:style-name="P114"><text:span text:style-name="T168"/><text:span text:style-name="T169"/></text:p>
      <text:p text:style-name="P115"><text:span text:style-name="T170"/><text:span text:style-name="T171">The key element is that the final scene is within a ~50cm sphere which is placed over the top of the users head in Acoustica.<text:s text:c="2"/>Once they move their head outside the sphere, they can see the rest of the room as it was at the beginning. </text:span><text:span/></text:p>
      <text:p text:style-name="P116"><text:span text:style-name="T172"/><text:span text:style-name="T173"/></text:p>
      <text:p text:style-name="P117"><text:span text:style-name="T174">Scene 4: Acoustica/Brain</text:span><text:span text:style-name="T175"/><text:span/></text:p>
      <text:p text:style-name="P118"><text:span text:style-name="T176">Built by: E.C.S.</text:span><text:span text:style-name="T177"/><text:span/></text:p>
      <text:p text:style-name="P119"><text:span text:style-name="T178">Status: To be detailed and worked on by V.20</text:span><text:span text:style-name="T179"/><text:span/></text:p>
      <text:p text:style-name="P120"><text:span text:style-name="T180"/><text:span text:style-name="T181"/></text:p>
      <text:p text:style-name="P121"><text:span text:style-name="T18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font-family="Arial" style:font-family-asian="Arial" style:font-family-complex="Arial" fo:font-size="11pt" fo:language="en" fo:country="US"/>
      <style:paragraph-properties fo:line-height="115%" style:tab-stop-distance="35.45pt" fo:margin-bottom="10pt"/>
    </style:default-style>
    <style:default-style style:family="text">
      <style:text-properties fo:font-family="Arial" style:font-family-asian="Arial" style:font-family-complex="Arial" fo:font-size="11pt" fo:language="en" fo:country="U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Normal" style:family="paragraph" style:name="8"/>
    <style:style style:parent-style-name="8" style:display-name="Heading 1" style:family="paragraph" style:name="11">
      <style:text-properties fo:font-family="Arial" style:font-family-asian="Arial" style:font-family-complex="Arial" fo:font-size="20pt"/>
      <style:paragraph-properties fo:margin-top="24pt" fo:margin-bottom="10pt"/>
    </style:style>
    <style:style style:parent-style-name="9" style:display-name="Heading 1 Char" style:family="text" style:name="12">
      <style:text-properties fo:font-family="Arial" style:font-family-asian="Arial" style:font-family-complex="Arial" fo:font-size="20pt"/>
    </style:style>
    <style:style style:parent-style-name="8" style:display-name="Heading 2" style:family="paragraph" style:name="13">
      <style:text-properties fo:font-family="Arial" style:font-family-asian="Arial" style:font-family-complex="Arial" fo:font-size="17pt"/>
      <style:paragraph-properties fo:margin-top="18pt" fo:margin-bottom="10pt"/>
    </style:style>
    <style:style style:parent-style-name="9" style:display-name="Heading 2 Char" style:family="text" style:name="14">
      <style:text-properties fo:font-family="Arial" style:font-family-asian="Arial" style:font-family-complex="Arial" fo:font-size="17pt"/>
    </style:style>
    <style:style style:parent-style-name="8" style:display-name="Heading 3" style:family="paragraph" style:name="15">
      <style:text-properties fo:font-family="Arial" style:font-family-asian="Arial" style:font-family-complex="Arial" fo:font-size="15pt"/>
      <style:paragraph-properties fo:margin-top="16pt" fo:margin-bottom="10pt"/>
    </style:style>
    <style:style style:parent-style-name="9" style:display-name="Heading 3 Char" style:family="text" style:name="16">
      <style:text-properties fo:font-family="Arial" style:font-family-asian="Arial" style:font-family-complex="Arial" fo:font-size="15pt"/>
    </style:style>
    <style:style style:parent-style-name="8" style:display-name="Heading 4" style:family="paragraph" style:name="17">
      <style:text-properties fo:font-family="Arial" style:font-family-asian="Arial" style:font-family-complex="Arial" fo:font-size="13pt" fo:font-weight="bold"/>
      <style:paragraph-properties fo:margin-top="16pt" fo:margin-bottom="10pt"/>
    </style:style>
    <style:style style:parent-style-name="9" style:display-name="Heading 4 Char" style:family="text" style:name="18">
      <style:text-properties fo:font-family="Arial" style:font-family-asian="Arial" style:font-family-complex="Arial" fo:font-size="13pt" fo:font-weight="bold"/>
    </style:style>
    <style:style style:parent-style-name="8" style:display-name="Heading 5" style:family="paragraph" style:name="19">
      <style:text-properties fo:font-family="Arial" style:font-family-asian="Arial" style:font-family-complex="Arial" fo:font-size="12pt" fo:font-weight="bold"/>
      <style:paragraph-properties fo:margin-top="16pt" fo:margin-bottom="10pt"/>
    </style:style>
    <style:style style:parent-style-name="9" style:display-name="Heading 5 Char" style:family="text" style:name="20">
      <style:text-properties fo:font-family="Arial" style:font-family-asian="Arial" style:font-family-complex="Arial" fo:font-size="12pt" fo:font-weight="bold"/>
    </style:style>
    <style:style style:parent-style-name="8" style:display-name="Heading 6" style:family="paragraph" style:name="21">
      <style:text-properties fo:font-family="Arial" style:font-family-asian="Arial" style:font-family-complex="Arial" fo:font-size="11pt" fo:font-weight="bold"/>
      <style:paragraph-properties fo:margin-top="16pt" fo:margin-bottom="10pt"/>
    </style:style>
    <style:style style:parent-style-name="9" style:display-name="Heading 6 Char" style:family="text" style:name="22">
      <style:text-properties fo:font-family="Arial" style:font-family-asian="Arial" style:font-family-complex="Arial" fo:font-size="11pt" fo:font-weight="bold"/>
    </style:style>
    <style:style style:parent-style-name="8" style:display-name="Heading 7" style:family="paragraph" style:name="23">
      <style:text-properties fo:font-family="Arial" style:font-family-asian="Arial" style:font-family-complex="Arial" fo:font-size="11pt" fo:font-style="italic" fo:font-weight="bold"/>
      <style:paragraph-properties fo:margin-top="16pt" fo:margin-bottom="10pt"/>
    </style:style>
    <style:style style:parent-style-name="9" style:display-name="Heading 7 Char" style:family="text" style:name="24">
      <style:text-properties fo:font-family="Arial" style:font-family-asian="Arial" style:font-family-complex="Arial" fo:font-size="11pt" fo:font-style="italic" fo:font-weight="bold"/>
    </style:style>
    <style:style style:parent-style-name="8" style:display-name="Heading 8" style:family="paragraph" style:name="25">
      <style:text-properties fo:font-family="Arial" style:font-family-asian="Arial" style:font-family-complex="Arial" fo:font-size="11pt" fo:font-style="italic"/>
      <style:paragraph-properties fo:margin-top="16pt" fo:margin-bottom="10pt"/>
    </style:style>
    <style:style style:parent-style-name="9" style:display-name="Heading 8 Char" style:family="text" style:name="26">
      <style:text-properties fo:font-family="Arial" style:font-family-asian="Arial" style:font-family-complex="Arial" fo:font-size="11pt" fo:font-style="italic"/>
    </style:style>
    <style:style style:parent-style-name="8" style:display-name="Heading 9" style:family="paragraph" style:name="27">
      <style:text-properties fo:font-family="Arial" style:font-family-asian="Arial" style:font-family-complex="Arial" fo:font-size="10.5pt" fo:font-style="italic"/>
      <style:paragraph-properties fo:margin-top="16pt" fo:margin-bottom="10pt"/>
    </style:style>
    <style:style style:parent-style-name="9" style:display-name="Heading 9 Char" style:family="text" style:name="28">
      <style:text-properties fo:font-family="Arial" style:font-family-asian="Arial" style:font-family-complex="Arial" fo:font-size="10.5pt" fo:font-style="italic"/>
    </style:style>
    <style:style style:parent-style-name="8" style:display-name="List Paragraph" style:family="paragraph" style:name="29">
      <style:paragraph-properties fo:margin-left="1.27cm" style:contextual-spacing="true"/>
    </style:style>
    <style:style style:display-name="No Spacing" style:family="paragraph" style:name="31">
      <style:paragraph-properties fo:line-height="100%" fo:margin-top="0pt" fo:margin-bottom="0pt"/>
    </style:style>
    <style:style style:parent-style-name="8" style:display-name="Title" style:family="paragraph" style:name="32">
      <style:text-properties fo:font-size="24pt"/>
      <style:paragraph-properties fo:margin-top="15pt" fo:margin-bottom="10pt" style:contextual-spacing="true"/>
    </style:style>
    <style:style style:parent-style-name="9" style:display-name="Title Char" style:family="text" style:name="33">
      <style:text-properties fo:font-size="24pt"/>
    </style:style>
    <style:style style:parent-style-name="8" style:display-name="Subtitle" style:family="paragraph" style:name="34">
      <style:text-properties fo:font-size="12pt"/>
      <style:paragraph-properties fo:margin-top="10pt" fo:margin-bottom="10pt"/>
    </style:style>
    <style:style style:parent-style-name="9" style:display-name="Subtitle Char" style:family="text" style:name="35">
      <style:text-properties fo:font-size="12pt"/>
    </style:style>
    <style:style style:parent-style-name="8" style:display-name="Quote" style:family="paragraph" style:name="36">
      <style:text-properties fo:font-style="italic"/>
      <style:paragraph-properties fo:margin-left="1.27cm" fo:margin-right="1.27cm"/>
    </style:style>
    <style:style style:display-name="Quote Char" style:family="text" style:name="37">
      <style:text-properties fo:font-style="italic"/>
    </style:style>
    <style:style style:parent-style-name="8" style:display-name="Intense Quote" style:family="paragraph" style:name="38">
      <style:text-properties fo:font-style="italic"/>
      <style:paragraph-properties fo:margin-left="1.27cm" fo:margin-right="1.27cm" fo:background-color="#f2f2f2" style:contextual-spacing="true" fo:border="0.01764cm solid #FFFFFF"/>
    </style:style>
    <style:style style:display-name="Intense Quote Char" style:family="text" style:name="39">
      <style:text-properties fo:font-style="italic"/>
    </style:style>
    <style:style style:parent-style-name="8" style:display-name="Header" style:family="paragraph" style:name="40">
      <style:paragraph-properties fo:line-height="100%" fo:margin-bottom="0pt">
        <style:tab-stops>
          <style:tab-stop style:position="12.6cm" style:type="center"/>
          <style:tab-stop style:position="25.2cm" style:type="right"/>
        </style:tab-stops>
      </style:paragraph-properties>
    </style:style>
    <style:style style:parent-style-name="9" style:display-name="Header Char" style:family="text" style:name="41"/>
    <style:style style:parent-style-name="8" style:display-name="Footer" style:family="paragraph" style:name="42">
      <style:paragraph-properties fo:line-height="100%" fo:margin-bottom="0pt">
        <style:tab-stops>
          <style:tab-stop style:position="12.6cm" style:type="center"/>
          <style:tab-stop style:position="25.2cm" style:type="right"/>
        </style:tab-stops>
      </style:paragraph-properties>
    </style:style>
    <style:style style:parent-style-name="9" style:display-name="Footer Char" style:family="text" style:name="43"/>
    <style:style style:parent-style-name="606" style:display-name="Caption Char" style:family="text" style:name="45"/>
    <style:style style:display-name="Hyperlink" style:family="text" style:name="172">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8" style:display-name="footnote text" style:family="paragraph" style:name="173">
      <style:text-properties fo:font-size="9pt"/>
      <style:paragraph-properties fo:line-height="100%" fo:margin-bottom="2pt"/>
    </style:style>
    <style:style style:display-name="Footnote Text Char" style:family="text" style:name="174">
      <style:text-properties fo:font-size="9pt"/>
    </style:style>
    <style:style style:parent-style-name="9" style:display-name="footnote reference" style:family="text" style:name="175">
      <style:text-properties style:text-position="33%"/>
    </style:style>
    <style:style style:parent-style-name="8" style:display-name="endnote text" style:family="paragraph" style:name="176">
      <style:text-properties fo:font-size="10pt"/>
      <style:paragraph-properties fo:line-height="100%" fo:margin-bottom="0pt"/>
    </style:style>
    <style:style style:display-name="Endnote Text Char" style:family="text" style:name="177">
      <style:text-properties fo:font-size="10pt"/>
    </style:style>
    <style:style style:parent-style-name="9" style:display-name="endnote reference" style:family="text" style:name="178">
      <style:text-properties style:text-position="33%"/>
    </style:style>
    <style:style style:parent-style-name="8" style:display-name="toc 1" style:family="paragraph" style:name="179">
      <style:paragraph-properties fo:margin-left="0cm" fo:margin-right="0cm" fo:text-indent="0cm" fo:margin-bottom="2.85pt"/>
    </style:style>
    <style:style style:parent-style-name="8" style:display-name="toc 2" style:family="paragraph" style:name="180">
      <style:paragraph-properties fo:margin-left="0.4992cm" fo:margin-right="0cm" fo:text-indent="0cm" fo:margin-bottom="2.85pt"/>
    </style:style>
    <style:style style:parent-style-name="8" style:display-name="toc 3" style:family="paragraph" style:name="181">
      <style:paragraph-properties fo:margin-left="1cm" fo:margin-right="0cm" fo:text-indent="0cm" fo:margin-bottom="2.85pt"/>
    </style:style>
    <style:style style:parent-style-name="8" style:display-name="toc 4" style:family="paragraph" style:name="182">
      <style:paragraph-properties fo:margin-left="1.499cm" fo:margin-right="0cm" fo:text-indent="0cm" fo:margin-bottom="2.85pt"/>
    </style:style>
    <style:style style:parent-style-name="8" style:display-name="toc 5" style:family="paragraph" style:name="183">
      <style:paragraph-properties fo:margin-left="2cm" fo:margin-right="0cm" fo:text-indent="0cm" fo:margin-bottom="2.85pt"/>
    </style:style>
    <style:style style:parent-style-name="8" style:display-name="toc 6" style:family="paragraph" style:name="184">
      <style:paragraph-properties fo:margin-left="2.5cm" fo:margin-right="0cm" fo:text-indent="0cm" fo:margin-bottom="2.85pt"/>
    </style:style>
    <style:style style:parent-style-name="8" style:display-name="toc 7" style:family="paragraph" style:name="185">
      <style:paragraph-properties fo:margin-left="3.001cm" fo:margin-right="0cm" fo:text-indent="0cm" fo:margin-bottom="2.85pt"/>
    </style:style>
    <style:style style:parent-style-name="8" style:display-name="toc 8" style:family="paragraph" style:name="186">
      <style:paragraph-properties fo:margin-left="3.5cm" fo:margin-right="0cm" fo:text-indent="0cm" fo:margin-bottom="2.85pt"/>
    </style:style>
    <style:style style:parent-style-name="8" style:display-name="toc 9" style:family="paragraph" style:name="187">
      <style:paragraph-properties fo:margin-left="4.001cm" fo:margin-right="0cm" fo:text-indent="0cm" fo:margin-bottom="2.85pt"/>
    </style:style>
    <style:style style:display-name="TOC Heading" style:family="paragraph" style:name="188"/>
    <style:style style:parent-style-name="8" style:display-name="table of figures" style:family="paragraph" style:name="189">
      <style:paragraph-properties fo:margin-bottom="0pt"/>
    </style:style>
    <style:style style:class="default" style:display-name="DStyle_paragraph" style:family="paragraph" style:name="601">
      <style:text-properties fo:color="#000000" fo:font-family="Liberation Serif" style:font-family-asian="Songti SC" style:font-family-complex="Arial Unicode MS" fo:font-size="12pt" fo:language="en" fo:country="GB"/>
      <style:paragraph-properties fo:line-height="115%" fo:margin-bottom="10pt"/>
    </style:style>
    <style:style style:parent-style-name="601" style:display-name="Standard" style:family="paragraph" style:name="602">
      <style:text-properties/>
      <style:paragraph-properties/>
    </style:style>
    <style:style style:parent-style-name="602" style:display-name="Heading" style:family="paragraph" style:name="603">
      <style:text-properties fo:font-family="Liberation Sans" style:font-family-asian="PingFang SC" style:font-family-complex="Arial Unicode MS" fo:font-size="14pt"/>
      <style:paragraph-properties fo:margin-top="12pt" fo:margin-bottom="6pt"/>
    </style:style>
    <style:style style:parent-style-name="602" style:display-name="Text body" style:family="paragraph" style:name="604">
      <style:paragraph-properties fo:line-height="115%" fo:margin-top="0pt" fo:margin-bottom="7pt"/>
    </style:style>
    <style:style style:parent-style-name="604" style:display-name="List" style:family="paragraph" style:name="605">
      <style:text-properties style:font-family-complex="Arial Unicode MS"/>
    </style:style>
    <style:style style:parent-style-name="602" style:display-name="Caption" style:family="paragraph" style:name="606">
      <style:text-properties style:font-family-complex="Arial Unicode MS" fo:font-size="12pt" fo:font-style="italic"/>
      <style:paragraph-properties fo:margin-top="6pt" fo:margin-bottom="6pt"/>
    </style:style>
    <style:style style:parent-style-name="602" style:display-name="Index" style:family="paragraph" style:name="607">
      <style:text-properties style:font-family-complex="Arial Unicode MS"/>
    </style:style>
    <style:style style:parent-style-name="601" style:display-name="Bullet Symbols" style:family="text" style:name="608">
      <style:text-properties fo:font-family="OpenSymbol" style:font-family-asian="OpenSymbol" style:font-family-complex="OpenSymbol"/>
    </style:style>
    <style:style style:class="default" style:display-name="Default Paragraph Font" style:family="text" style:name="774"/>
    <style:style style:family="text" style:name="T1">
      <style:text-properties fo:font-family="OpenSymbol" style:font-family-asian="OpenSymbol" style:font-family-complex="OpenSymbol"/>
    </style:style>
    <style:style style:family="text" style:name="T2">
      <style:text-properties fo:font-family="OpenSymbol" style:font-family-asian="OpenSymbol" style:font-family-complex="OpenSymbol"/>
    </style:style>
    <style:style style:family="text" style:name="T3">
      <style:text-properties fo:font-family="OpenSymbol" style:font-family-asian="OpenSymbol" style:font-family-complex="OpenSymbol"/>
    </style:style>
    <style:style style:family="text" style:name="T4">
      <style:text-properties fo:font-family="OpenSymbol" style:font-family-asian="OpenSymbol" style:font-family-complex="OpenSymbol"/>
    </style:style>
    <style:style style:family="text" style:name="T5">
      <style:text-properties fo:font-family="OpenSymbol" style:font-family-asian="OpenSymbol" style:font-family-complex="OpenSymbol"/>
    </style:style>
    <style:style style:family="text" style:name="T6">
      <style:text-properties fo:font-family="OpenSymbol" style:font-family-asian="OpenSymbol" style:font-family-complex="OpenSymbol"/>
    </style:style>
    <style:style style:family="text" style:name="T7">
      <style:text-properties fo:font-family="OpenSymbol" style:font-family-asian="OpenSymbol" style:font-family-complex="OpenSymbol"/>
    </style:style>
    <style:style style:family="text" style:name="T8">
      <style:text-properties fo:font-family="OpenSymbol" style:font-family-asian="OpenSymbol" style:font-family-complex="OpenSymbol"/>
    </style:style>
    <style:style style:family="text" style:name="T9">
      <style:text-properties fo:font-family="OpenSymbol" style:font-family-asian="OpenSymbol" style:font-family-complex="OpenSymbol"/>
    </style:style>
    <text:list-style style:name="WWNum1">
      <text:list-level-style-bullet text:level="1" text:style-name="T1" text:bullet-char="• ">
        <style:list-level-properties text:list-level-position-and-space-mode="label-alignment">
          <style:list-level-label-alignment fo:text-indent="-0.635cm" fo:margin-left="1.27cm"/>
        </style:list-level-properties>
        <style:text-properties fo:font-family="OpenSymbol" style:font-family-asian="OpenSymbol" style:font-family-complex="OpenSymbol"/>
      </text:list-level-style-bullet>
      <text:list-level-style-bullet text:level="2" text:style-name="T2" text:bullet-char="• ">
        <style:list-level-properties text:list-level-position-and-space-mode="label-alignment">
          <style:list-level-label-alignment fo:text-indent="-0.635cm" fo:margin-left="1.905cm"/>
        </style:list-level-properties>
        <style:text-properties fo:font-family="OpenSymbol" style:font-family-asian="OpenSymbol" style:font-family-complex="OpenSymbol"/>
      </text:list-level-style-bullet>
      <text:list-level-style-bullet text:level="3" text:style-name="T3" text:bullet-char="• ">
        <style:list-level-properties text:list-level-position-and-space-mode="label-alignment">
          <style:list-level-label-alignment fo:text-indent="-0.635cm" fo:margin-left="2.54cm"/>
        </style:list-level-properties>
        <style:text-properties fo:font-family="OpenSymbol" style:font-family-asian="OpenSymbol" style:font-family-complex="OpenSymbol"/>
      </text:list-level-style-bullet>
      <text:list-level-style-bullet text:level="4" text:style-name="T4" text:bullet-char="• ">
        <style:list-level-properties text:list-level-position-and-space-mode="label-alignment">
          <style:list-level-label-alignment fo:text-indent="-0.635cm" fo:margin-left="3.175cm"/>
        </style:list-level-properties>
        <style:text-properties fo:font-family="OpenSymbol" style:font-family-asian="OpenSymbol" style:font-family-complex="OpenSymbol"/>
      </text:list-level-style-bullet>
      <text:list-level-style-bullet text:level="5" text:style-name="T5" text:bullet-char="• ">
        <style:list-level-properties text:list-level-position-and-space-mode="label-alignment">
          <style:list-level-label-alignment fo:text-indent="-0.635cm" fo:margin-left="3.81cm"/>
        </style:list-level-properties>
        <style:text-properties fo:font-family="OpenSymbol" style:font-family-asian="OpenSymbol" style:font-family-complex="OpenSymbol"/>
      </text:list-level-style-bullet>
      <text:list-level-style-bullet text:level="6" text:style-name="T6" text:bullet-char="• ">
        <style:list-level-properties text:list-level-position-and-space-mode="label-alignment">
          <style:list-level-label-alignment fo:text-indent="-0.635cm" fo:margin-left="4.445cm"/>
        </style:list-level-properties>
        <style:text-properties fo:font-family="OpenSymbol" style:font-family-asian="OpenSymbol" style:font-family-complex="OpenSymbol"/>
      </text:list-level-style-bullet>
      <text:list-level-style-bullet text:level="7" text:style-name="T7" text:bullet-char="• ">
        <style:list-level-properties text:list-level-position-and-space-mode="label-alignment">
          <style:list-level-label-alignment fo:text-indent="-0.635cm" fo:margin-left="5.08cm"/>
        </style:list-level-properties>
        <style:text-properties fo:font-family="OpenSymbol" style:font-family-asian="OpenSymbol" style:font-family-complex="OpenSymbol"/>
      </text:list-level-style-bullet>
      <text:list-level-style-bullet text:level="8" text:style-name="T8" text:bullet-char="• ">
        <style:list-level-properties text:list-level-position-and-space-mode="label-alignment">
          <style:list-level-label-alignment fo:text-indent="-0.635cm" fo:margin-left="5.715cm"/>
        </style:list-level-properties>
        <style:text-properties fo:font-family="OpenSymbol" style:font-family-asian="OpenSymbol" style:font-family-complex="OpenSymbol"/>
      </text:list-level-style-bullet>
      <text:list-level-style-bullet text:level="9" text:style-name="T9" text:bullet-char="• ">
        <style:list-level-properties text:list-level-position-and-space-mode="label-alignment">
          <style:list-level-label-alignment fo:text-indent="-0.635cm" fo:margin-left="6.35cm"/>
        </style:list-level-properties>
        <style:text-properties fo:font-family="OpenSymbol" style:font-family-asian="OpenSymbol" style:font-family-complex="OpenSymbol"/>
      </text:list-level-style-bullet>
    </text:list-style>
    <text:list-style style:name="WWNum2">
      <text:list-level-style-bullet text:level="1" text:bullet-char="·">
        <style:list-level-properties text:list-level-position-and-space-mode="label-alignment">
          <style:list-level-label-alignment fo:margin-left="0cm"/>
        </style:list-level-properties>
      </text:list-level-style-bullet>
      <text:list-level-style-bullet text:level="2" text:bullet-char="o">
        <style:list-level-properties text:list-level-position-and-space-mode="label-alignment">
          <style:list-level-label-alignment fo:margin-left="0cm"/>
        </style:list-level-properties>
      </text:list-level-style-bullet>
      <text:list-level-style-bullet text:level="3" text:bullet-char="§">
        <style:list-level-properties text:list-level-position-and-space-mode="label-alignment">
          <style:list-level-label-alignment fo:margin-left="0cm"/>
        </style:list-level-properties>
      </text:list-level-style-bullet>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office:styles>
  <office:automatic-styles>
    <style:page-layout style:name="Mpm1">
      <style:page-layout-properties fo:page-width="21cm" fo:page-height="29.7cm" style:print-orientation="portrait" fo:margin-left="2cm" fo:margin-right="2cm" fo:margin-top="2cm" fo:margin-bottom="2cm"/>
    </style:page-layout>
    <style:page-layout style:name="Mpm2">
      <style:page-layout-properties fo:page-width="21cm" fo:page-height="29.7cm" style:print-orientation="portrait" fo:margin-left="2cm" fo:margin-right="2cm" fo:margin-top="2cm" fo:margin-bottom="2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0.2.5</meta:generator>
    <meta:initial-creator/>
    <meta:creation-date/>
    <meta:editing-cycles/>
    <meta:editing-duration/>
    <dc:date/>
    <dc:creator/>
    <meta:document-statistic/>
  </office:meta>
</office:document-meta>
</file>